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65in"/>
    </style:style>
    <style:style style:name="co3" style:family="table-column">
      <style:table-column-properties fo:break-before="auto" style:column-width="5.5602in"/>
    </style:style>
    <style:style style:name="co4" style:family="table-column">
      <style:table-column-properties fo:break-before="auto" style:column-width="2.5016in"/>
    </style:style>
    <style:style style:name="co5" style:family="table-column">
      <style:table-column-properties fo:break-before="auto" style:column-width="1.4528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1.649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Panel</text:p>
          </table:table-cell>
          <table:table-cell table:style-name="ce1" office:value-type="string">
            <text:p>Switc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pecial Features</text:p>
          </table:table-cell>
          <table:table-cell table:style-name="ce1" office:value-type="string">
            <text:p>Style</text:p>
          </table:table-cell>
          <table:table-cell table:style-name="ce1" office:value-type="string">
            <text:p>Model #</text:p>
          </table:table-cell>
          <table:table-cell table:style-name="ce1" office:value-type="string">
            <text:p>Source1</text:p>
          </table:table-cell>
          <table:table-cell table:style-name="ce1" office:value-type="string">
            <text:p>Source2</text:p>
          </table:table-cell>
          <table:table-cell table:style-name="ce1" office:value-type="string">
            <text:p>Source3</text:p>
          </table:table-cell>
          <table:table-cell table:style-name="ce1" office:value-type="string">
            <text:p>Source4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>
            <text:p>HVR</text:p>
          </table:table-cell>
          <table:table-cell table:style-name="ce2" office:value-type="string">
            <text:p>RPS/YAW</text:p>
          </table:table-cell>
          <table:table-cell table:style-name="ce2" office:value-type="string">
            <text:p>3-way toggle</text:p>
          </table:table-cell>
          <table:table-cell table:style-name="ce2" office:value-type="string">
            <text:p>Red cap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HVR</text:p>
          </table:table-cell>
          <table:table-cell table:style-name="ce2" office:value-type="string">
            <text:p>Approach Lights</text:p>
          </table:table-cell>
          <table:table-cell table:style-name="ce2" office:value-type="string">
            <text:p>2-way toggle</text:p>
          </table:table-cell>
          <table:table-cell table:style-name="ce2" office:value-type="string">
            <text:p>Funky bar thing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SAAHS</text:p>
          </table:table-cell>
          <table:table-cell office:value-type="string">
            <text:p>Q Feel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AAHS</text:p>
          </table:table-cell>
          <table:table-cell office:value-type="string">
            <text:p>ALT HOLD</text:p>
          </table:table-cell>
          <table:table-cell office:value-type="string">
            <text:p>2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SAAHS</text:p>
          </table:table-cell>
          <table:table-cell office:value-type="string">
            <text:p>AFC</text:p>
          </table:table-cell>
          <table:table-cell office:value-type="string">
            <text:p>3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SAAHS</text:p>
          </table:table-cell>
          <table:table-cell office:value-type="string">
            <text:p>YAW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AAHS</text:p>
          </table:table-cell>
          <table:table-cell office:value-type="string">
            <text:p>ROLL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AAHS</text:p>
          </table:table-cell>
          <table:table-cell office:value-type="string">
            <text:p>PITCH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JPTL</text:p>
          </table:table-cell>
          <table:table-cell office:value-type="string">
            <text:p>2-way toggle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EMS</text:p>
          </table:table-cell>
          <table:table-cell office:value-type="string">
            <text:p>Push-Button?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RUD TRIM</text:p>
          </table:table-cell>
          <table:table-cell office:value-type="string">
            <text:p>3-way momentary toggle</text:p>
          </table:table-cell>
          <table:table-cell office:value-type="string">
            <text:p>Spring-loaded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MAIN FUEL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Throttle Friction Knob</text:p>
          </table:table-cell>
          <table:table-cell office:value-type="string">
            <text:p>Knob</text:p>
          </table:table-cell>
          <table:table-cell office:value-type="string">
            <text:p>Mechanical linkage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Nozzle Friction Knob?</text:p>
          </table:table-cell>
          <table:table-cell office:value-type="string">
            <text:p>Knob</text:p>
          </table:table-cell>
          <table:table-cell office:value-type="string">
            <text:p>Mechanical linkage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PROP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PUMP left</text:p>
          </table:table-cell>
          <table:table-cell office:value-type="string">
            <text:p>3-way toggle</text:p>
          </table:table-cell>
          <table:table-cell office:value-type="string">
            <text:p>Red caps, wedges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PUMP right</text:p>
          </table:table-cell>
          <table:table-cell office:value-type="string">
            <text:p>3-way toggle</text:p>
          </table:table-cell>
          <table:table-cell office:value-type="string">
            <text:p>Red caps, wedges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A/R (aerial refueling probe)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DUMP left</text:p>
          </table:table-cell>
          <table:table-cell office:value-type="string">
            <text:p>3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DUMP right</text:p>
          </table:table-cell>
          <table:table-cell office:value-type="string">
            <text:p>3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EXT LT</text:p>
          </table:table-cell>
          <table:table-cell office:value-type="string">
            <text:p>FORM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EXT LT</text:p>
          </table:table-cell>
          <table:table-cell office:value-type="string">
            <text:p>POS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XT LT</text:p>
          </table:table-cell>
          <table:table-cell office:value-type="string">
            <text:p>ANTI-COL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XT LT</text:p>
          </table:table-cell>
          <table:table-cell office:value-type="string">
            <text:p>AUX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OXY</text:p>
          </table:table-cell>
          <table:table-cell office:value-type="string">
            <text:p>2-way toggle</text:p>
          </table:table-cell>
          <table:table-cell/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office:value-type="string">
            <text:p>OXY</text:p>
          </table:table-cell>
          <table:table-cell office:value-type="string">
            <text:p>LIDS</text:p>
          </table:table-cell>
          <table:table-cell office:value-type="string">
            <text:p>2-way toggle</text:p>
          </table:table-cell>
          <table:table-cell/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office:value-type="string">
            <text:p>OXY</text:p>
          </table:table-cell>
          <table:table-cell office:value-type="string">
            <text:p>ENG RPM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OXY</text:p>
          </table:table-cell>
          <table:table-cell office:value-type="string">
            <text:p>EFC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OXY</text:p>
          </table:table-cell>
          <table:table-cell office:value-type="string">
            <text:p>H20 DUMP</text:p>
          </table:table-cell>
          <table:table-cell office:value-type="string">
            <text:p>2-way toggle</text:p>
          </table:table-cell>
          <table:table-cell/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DECS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FUEL SHUT OFF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EAT</text:p>
          </table:table-cell>
          <table:table-cell office:value-type="string">
            <text:p>SEAT ADJ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SEAT</text:p>
          </table:table-cell>
          <table:table-cell office:value-type="string">
            <text:p>EXT LT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GEAR</text:p>
          </table:table-cell>
          <table:table-cell office:value-type="string">
            <text:p>FLAPS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office:value-type="string">
            <text:p>Flat blade</text:p>
          </table:table-cell>
          <table:table-cell table:number-columns-repeated="1019"/>
        </table:table-row>
        <table:table-row table:style-name="ro1">
          <table:table-cell office:value-type="string">
            <text:p>GEAR</text:p>
          </table:table-cell>
          <table:table-cell office:value-type="string">
            <text:p>FLAPS Power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office:value-type="string">
            <text:p>GEAR</text:p>
          </table:table-cell>
          <table:table-cell office:value-type="string">
            <text:p>Emergency Jett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GEAR</text:p>
          </table:table-cell>
          <table:table-cell office:value-type="string">
            <text:p>ANTISKID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GEAR</text:p>
          </table:table-cell>
          <table:table-cell office:value-type="string">
            <text:p>FLAPS BIT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GEAR</text:p>
          </table:table-cell>
          <table:table-cell office:value-type="string">
            <text:p>Down lock override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H2O</text:p>
          </table:table-cell>
          <table:table-cell office:value-type="string">
            <text:p>3-way toggle</text:p>
          </table:table-cell>
          <table:table-cell/>
          <table:table-cell office:value-type="string">
            <text:p>Flat bar</text:p>
          </table:table-cell>
          <table:table-cell table:number-columns-repeated="1019"/>
        </table:table-row>
        <table:table-row table:style-name="ro1">
          <table:table-cell office:value-type="string">
            <text:p>H2O</text:p>
          </table:table-cell>
          <table:table-cell office:value-type="string">
            <text:p>COMBAT mode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HUD MODES</text:p>
          </table:table-cell>
          <table:table-cell office:value-type="string">
            <text:p>A/G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HUD MODES</text:p>
          </table:table-cell>
          <table:table-cell office:value-type="string">
            <text:p>NAV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HUD MODES</text:p>
          </table:table-cell>
          <table:table-cell office:value-type="string">
            <text:p>VSTOL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MASTER ARM</text:p>
          </table:table-cell>
          <table:table-cell office:value-type="string">
            <text:p>Master Arm</text:p>
          </table:table-cell>
          <table:table-cell office:value-type="string">
            <text:p>2-way toggle</text:p>
          </table:table-cell>
          <table:table-cell office:value-type="string">
            <text:p>Cam</text:p>
          </table:table-cell>
          <table:table-cell office:value-type="string">
            <text:p>Cutler-Hammer Cam</text:p>
          </table:table-cell>
          <table:table-cell table:number-columns-repeated="1019"/>
        </table:table-row>
        <table:table-row table:style-name="ro1">
          <table:table-cell office:value-type="string">
            <text:p>MASTER ARM</text:p>
          </table:table-cell>
          <table:table-cell office:value-type="string">
            <text:p>FLR SAL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02/13/2022</text:date>, <text:time>07:5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Tatum</meta:initial-creator>
    <meta:creation-date>2022-02-13T06:43:17.85</meta:creation-date>
    <dc:date>2022-02-13T07:59:41.38</dc:date>
    <dc:creator>Jason Tatum</dc:creator>
    <meta:editing-duration>PT1H3M6S</meta:editing-duration>
    <meta:editing-cycles>24</meta:editing-cycles>
    <meta:generator>OpenOffice/4.1.11$Win32 OpenOffice.org_project/4111m1$Build-9808</meta:generator>
    <meta:document-statistic meta:table-count="3" meta:cell-count="177" meta:object-count="0"/>
  </office:meta>
</office:document-meta>
</file>